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000000000080000000888C689A29825DA95.png" manifest:media-type="image/png"/>
  <manifest:file-entry manifest:full-path="Pictures/100000000000000800000008E28361F8FEC203A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nstantia"/>
    </style:style>
    <style:style style:name="P2" style:family="paragraph" style:parent-style-name="Standard">
      <style:paragraph-properties fo:text-align="center" style:justify-single-word="false"/>
      <style:text-properties style:font-name="Constantia" fo:font-size="28pt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Constantia" fo:font-size="28pt" officeooo:rsid="0015fcc0" officeooo:paragraph-rsid="0015fcc0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officeooo:paragraph-rsid="00085dcb"/>
    </style:style>
    <style:style style:name="P5" style:family="paragraph" style:parent-style-name="Standard">
      <style:paragraph-properties fo:margin-left="0.5in" fo:margin-right="0.5in" fo:text-indent="0in" style:auto-text-indent="false"/>
      <style:text-properties style:font-name="Constantia"/>
    </style:style>
    <style:style style:name="P6" style:family="paragraph" style:parent-style-name="Multi-Line_20_Text_20_Entry">
      <style:text-properties officeooo:paragraph-rsid="0013a02d"/>
    </style:style>
    <style:style style:name="P7" style:family="paragraph" style:parent-style-name="Multi-Line_20_Text_20_Entry">
      <style:text-properties officeooo:paragraph-rsid="001518c2"/>
    </style:style>
    <style:style style:name="P8" style:family="paragraph" style:parent-style-name="ParagraphQuestion">
      <style:paragraph-properties fo:break-before="page"/>
      <style:text-properties officeooo:rsid="00107084"/>
    </style:style>
    <style:style style:name="P9" style:family="paragraph" style:parent-style-name="ParagraphQuestion">
      <style:paragraph-properties fo:break-before="page"/>
      <style:text-properties officeooo:paragraph-rsid="001518c2"/>
    </style:style>
    <style:style style:name="P10" style:family="paragraph" style:parent-style-name="ParagraphQuestion">
      <style:text-properties officeooo:paragraph-rsid="001518c2"/>
    </style:style>
    <style:style style:name="P11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Constantia"/>
    </style:style>
    <style:style style:name="P12" style:family="paragraph" style:parent-style-name="Multi-Line_20_Text_20_Entry">
      <style:text-properties officeooo:paragraph-rsid="00107084"/>
    </style:style>
    <style:style style:name="P13" style:family="paragraph" style:parent-style-name="Multi-Line_20_Text_20_Entry">
      <style:text-properties style:font-name="Constantia" officeooo:rsid="00107084" officeooo:paragraph-rsid="00107084"/>
    </style:style>
    <style:style style:name="P14" style:family="paragraph" style:parent-style-name="ParagraphQuestion">
      <style:text-properties style:font-name="Constantia" officeooo:rsid="00107084" officeooo:paragraph-rsid="001518c2"/>
    </style:style>
    <style:style style:name="P15" style:family="paragraph" style:parent-style-name="ParagraphQuestion">
      <style:paragraph-properties fo:break-before="page"/>
      <style:text-properties officeooo:paragraph-rsid="001518c2"/>
    </style:style>
    <style:style style:name="P16" style:family="paragraph" style:parent-style-name="Standard">
      <style:text-properties style:font-name="Constantia" officeooo:rsid="00107084" officeooo:paragraph-rsid="001518c2"/>
    </style:style>
    <style:style style:name="T1" style:family="text">
      <style:text-properties officeooo:rsid="00066e2c"/>
    </style:style>
    <style:style style:name="T2" style:family="text">
      <style:text-properties officeooo:rsid="000900b2"/>
    </style:style>
    <style:style style:name="T3" style:family="text">
      <style:text-properties style:font-name="Constantia" fo:font-size="28pt" style:font-size-asian="28pt" style:font-size-complex="28pt"/>
    </style:style>
    <style:style style:name="T4" style:family="text">
      <style:text-properties style:font-name="Constantia" fo:font-size="28pt" officeooo:rsid="000900b2" style:font-size-asian="28pt" style:font-size-complex="28pt"/>
    </style:style>
    <style:style style:name="T5" style:family="text">
      <style:text-properties officeooo:rsid="001518c2"/>
    </style:style>
    <style:style style:name="T6" style:family="text">
      <style:text-properties officeooo:rsid="001a57f5"/>
    </style:style>
  </office:automatic-styles>
  <office:body>
    <office:text text:use-soft-page-breaks="true">
      <office:forms form:automatic-focus="false" form:apply-design-mode="false"/>
      <text:tracked-changes>
        <text:changed-region xml:id="ct1378519554272" text:id="ct1378519554272">
          <text:deletion>
            <office:change-info>
              <dc:creator>Unknown Author</dc:creator>
              <dc:date>2020-06-06T21:47:50</dc:date>
            </office:change-info>
            <text:p text:style-name="P9">e</text:p>
          </text:deletion>
        </text:changed-region>
        <text:changed-region xml:id="ct1378519559072" text:id="ct1378519559072">
          <text:insertion>
            <office:change-info>
              <dc:creator>Unknown Author</dc:creator>
              <dc:date>2020-06-06T21:47:50</dc:date>
            </office:change-info>
          </text:insertion>
        </text:changed-region>
        <text:changed-region xml:id="ct1378519565552" text:id="ct1378519565552">
          <text:insertion>
            <office:change-info>
              <dc:creator>Unknown Author</dc:creator>
              <dc:date>2020-06-06T21:44:34</dc:date>
            </office:change-info>
          </text:insertion>
        </text:changed-region>
        <text:changed-region xml:id="ct1378519565072" text:id="ct1378519565072">
          <text:insertion>
            <office:change-info>
              <dc:creator>Unknown Author</dc:creator>
              <dc:date>2020-06-06T21:46:01</dc:date>
            </office:change-info>
          </text:insertion>
        </text:changed-region>
        <text:changed-region xml:id="ct1378519560272" text:id="ct1378519560272">
          <text:insertion>
            <office:change-info>
              <dc:creator>Unknown Author</dc:creator>
              <dc:date>2020-06-06T21:47:24</dc:date>
            </office:change-info>
          </text:insertion>
        </text:changed-region>
        <text:changed-region xml:id="ct1378059552048" text:id="ct1378059552048">
          <text:insertion>
            <office:change-info>
              <dc:creator>Unknown Author</dc:creator>
              <dc:date>2020-06-20T18:06:10</dc:date>
            </office:change-info>
          </text:insertion>
        </text:changed-region>
        <text:changed-region xml:id="ct1378661666960" text:id="ct1378661666960">
          <text:insertion>
            <office:change-info>
              <dc:creator>Unknown Author</dc:creator>
              <dc:date>2020-06-20T18:20:43</dc:date>
            </office:change-info>
          </text:insertion>
        </text:changed-region>
        <text:changed-region xml:id="ct1378519554512" text:id="ct1378519554512">
          <text:deletion>
            <office:change-info>
              <dc:creator>Unknown Author</dc:creator>
              <dc:date>2020-06-06T19:57:03</dc:date>
            </office:change-info>
            <text:p text:style-name="P16">This is all the lined area</text:p>
            <text:p text:style-name="P12"/>
            <text:p text:style-name="P12"/>
            <text:p text:style-name="P12">bottom of lined.</text:p>
            <text:p text:style-name="P13">___</text:p>
            <text:p text:style-name="P13"/>
            <text:p text:style-name="P13"/>
            <text:p text:style-name="P14"/>
          </text:deletion>
        </text:changed-region>
        <text:changed-region xml:id="ct1378519563872" text:id="ct1378519563872">
          <text:deletion>
            <office:change-info>
              <dc:creator>Unknown Author</dc:creator>
              <dc:date>2020-06-06T19:50:34</dc:date>
            </office:change-info>
            <text:p text:style-name="P14"/>
            <text:p text:style-name="P16">djasdjfa a;lkd f;aidfj asd;fa8siluj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/>
      <text:p text:style-name="P2"/>
      <text:p text:style-name="P4"><text:span text:style-name="T3">A gift </text:span><text:span text:style-name="T4">for</text:span><text:span text:style-name="T3"> Bob and Sarah</text:span></text:p>
      <text:p text:style-name="P1"/>
      <text:p text:style-name="P1"/>
      <text:p text:style-name="P1"/>
      <text:p text:style-name="P1"/>
      <text:p text:style-name="P11">I hope you enjoy <text:span text:style-name="T1">adding your memories and thoughts to </text:span>this book. I wanted something you could pass on to Anderson, Lyndsey, Ethan, and Elyana, to help them know you a little better, and to keep some of your memories for themselves.</text:p>
      <text:p text:style-name="P5"/>
      <text:p text:style-name="P5">-<text:span text:style-name="T2">Dan</text:span></text:p>
      <text:p text:style-name="P8"/>
      <text:p text:style-name="P9">This is the question that I would typ<text:change text:change-id="ct1378519554272"/><text:change-start text:change-id="ct1378519559072"/><text:span text:style-name="T5">e</text:span><text:change-end text:change-id="ct1378519559072"/></text:p>
      <text:p text:style-name="P6"><text:change-start text:change-id="ct1378519565552"/></text:p>
      <text:p text:style-name="P6"><text:change-end text:change-id="ct1378519565552"/><text:change-start text:change-id="ct137851956507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sdfasf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<text:change-end text:change-id="ct1378519565072"/><text:change-start text:change-id="ct1378519560272"/></text:p>
      <text:p text:style-name="P16"><text:change-end text:change-id="ct1378519560272"/><text:change-start text:change-id="ct1378059552048"/><text:soft-page-break/><text:span text:style-name="T6">Inline question </text:span><text:change-end text:change-id="ct1378059552048"/><text:change-start text:change-id="ct1378661666960"/><text:span text:style-name="T6">__________________________________</text:span><text:change-end text:change-id="ct1378661666960"/><text:change text:change-id="ct1378519554512"/><text:change text:change-id="ct137851956387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hatch draw:name="Hatching_20_2" draw:display-name="Hatching 2" draw:style="single" draw:color="#729fcf" draw:distance="0.3969in" draw:rotation="1800"/>
    <draw:fill-image draw:name="_35__20_Percent" draw:display-name="5 Percent" xlink:href="Pictures/1000000000000008000000080CB017D42192BFF0.png" xlink:type="simple" xlink:show="embed" xlink:actuate="onLoad"/>
    <draw:fill-image draw:name="Bitmap_20_1" draw:display-name="Bitmap 1" xlink:href="Pictures/10000000000000080000000888C689A29825DA95.png" xlink:type="simple" xlink:show="embed" xlink:actuate="onLoad"/>
    <draw:fill-image draw:name="Horizontal" xlink:href="Pictures/100000000000000800000008E28361F8FEC203A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Multi-Line_20_Text_20_Entry" style:display-name="Multi-Line Text Entry" style:family="paragraph" style:master-page-name="">
      <loext:graphic-properties draw:fill="hatch" draw:fill-hatch-name="Hatching_20_2" draw:fill-hatch-solid="false" draw:fill-image-name="_35__20_Percent" style:repeat="repeat"/>
      <style:paragraph-properties fo:margin-left="0in" fo:margin-right="0in" fo:margin-top="0.2in" fo:margin-bottom="0in" loext:contextual-spacing="true" fo:line-height="0.4in" fo:text-indent="0in" style:auto-text-indent="false" style:page-number="auto" fo:background-color="#729fcf" fo:padding="0.0201in" fo:border="none">
        <style:tab-stops/>
        <style:drop-cap/>
      </style:paragraph-properties>
      <style:text-properties fo:color="#729fcf" style:text-underline-style="none" fo:background-color="transparent" style:text-overline-style="none" style:text-overline-color="font-color"/>
    </style:style>
    <style:style style:name="ParagraphQuestion" style:family="paragraph" style:next-style-name="Multi-Line_20_Text_20_Entry" style:master-page-name="">
      <loext:graphic-properties draw:fill="none" draw:fill-color="#729fcf" draw:fill-image-name="Bitmap_20_1"/>
      <style:paragraph-properties style:page-number="auto"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line_20_Question" style:display-name="Inline Question" style:family="paragraph" style:parent-style-name="Standard" style:next-style-name="Standard" style:master-page-name="">
      <style:paragraph-properties fo:orphans="0" fo:widows="0" style:page-number="auto">
        <style:tab-stops/>
      </style:paragraph-properties>
      <style:text-properties fo: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6.25in" fo:page-height="9.25in" style:num-format="1" style:print-orientation="portrait" fo:margin-top="0.5in" fo:margin-bottom="0.5in" fo:margin-left="0.7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5in" fo:page-height="9.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6.25in" fo:page-height="9.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6.25in" fo:page-height="9.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.25in" fo:page-height="9.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.25in" fo:page-height="9.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9.25in" fo:page-height="6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2:36:44.922000000</meta:creation-date>
    <dc:date>2020-06-22T06:04:51.374000000</dc:date>
    <meta:editing-duration>P1DT12H1M32S</meta:editing-duration>
    <meta:editing-cycles>6</meta:editing-cycles>
    <meta:generator>LibreOffice/6.3.6.2$Windows_X86_64 LibreOffice_project/2196df99b074d8a661f4036fca8fa0cbfa33a497</meta:generator>
    <meta:document-statistic meta:table-count="0" meta:image-count="0" meta:object-count="0" meta:page-count="5" meta:paragraph-count="6" meta:word-count="61" meta:character-count="353" meta:non-whitespace-character-count="298"/>
  </office:meta>
</office:document-meta>
</file>